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a0fd5"/>
    </style:style>
    <style:style style:name="T1" style:family="text">
      <style:text-properties officeooo:rsid="0024e36e"/>
    </style:style>
    <style:style style:name="T2" style:family="text">
      <style:text-properties officeooo:rsid="0025f5bc"/>
    </style:style>
    <style:style style:name="T3" style:family="text">
      <style:text-properties officeooo:rsid="0026f3d7"/>
    </style:style>
    <style:style style:name="T4" style:family="text">
      <style:text-properties officeooo:rsid="002702ad"/>
    </style:style>
    <style:style style:name="T5" style:family="text">
      <style:text-properties officeooo:rsid="0028a95a"/>
    </style:style>
    <style:style style:name="T6" style:family="text">
      <style:text-properties officeooo:rsid="001a0fd5"/>
    </style:style>
    <style:style style:name="T7" style:family="text">
      <style:text-properties officeooo:rsid="001bfec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-<text:span text:style-name="T1">Alles in Linux ist eine Datei--</text:span></text:p>
      <text:p text:style-name="P1"><text:span text:style-name="T1">→ Auch Geräte (devices) wie Festplatten, werden als Dateien Representiert.</text:span></text:p>
      <text:p text:style-name="P1">→<text:span text:style-name="T2"> Character device </text:span></text:p>
      <text:p text:style-name="P1"><text:tab/>→<text:span text:style-name="T2"> transportiert Daten Zeichen für Zeichen.</text:span></text:p>
      <text:p text:style-name="P1"><text:tab/>→<text:span text:style-name="T3"> Z.B.: Maus, Tastatur.</text:span></text:p>
      <text:p text:style-name="P1">→<text:span text:style-name="T3"> Block device </text:span></text:p>
      <text:p text:style-name="P1"><text:tab/>→<text:span text:style-name="T3"> transportiert Daten in einem Datenblock</text:span></text:p>
      <text:p text:style-name="P1"><text:tab/>→<text:span text:style-name="T4"> Z.B.: Festplatte, Cdrom, USB.</text:span></text:p>
      <text:p text:style-name="P1">→<text:span text:style-name="T7">loop back device</text:span></text:p>
      <text:p text:style-name="P1"><text:tab/>→<text:span text:style-name="T7"> virtuelles block device.</text:span></text:p>
      <text:p text:style-name="P1"><text:tab/>→<text:span text:style-name="T7"> Speicher ist eine Datei und keine HW wie Festplatte.</text:span></text:p>
      <text:p text:style-name="P1">→<text:span text:style-name="T5"> - steht für reguläre Datei, d für Directory, b für block device, c für character device, </text:span></text:p>
      <text:p text:style-name="P1">→<text:span text:style-name="T6"> Im Kernel sind viele driver installiert. Existiert ein driver nicht, kann dieser als Kernel-Modul</text:span></text:p>
      <text:p text:style-name="P1"><text:tab/><text:span text:style-name="T6">geladen werde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1T12:25:41.481868728</meta:creation-date>
    <meta:generator>LibreOffice/6.0.7.3$Linux_X86_64 LibreOffice_project/00m0$Build-3</meta:generator>
    <dc:date>2019-09-01T13:11:31.026830454</dc:date>
    <meta:editing-duration>PT45M49S</meta:editing-duration>
    <meta:editing-cycles>2</meta:editing-cycles>
    <meta:document-statistic meta:table-count="0" meta:image-count="0" meta:object-count="0" meta:page-count="1" meta:paragraph-count="14" meta:word-count="95" meta:character-count="587" meta:non-whitespace-character-count="497"/>
  </office:meta>
</office:document-meta>
</file>